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7.9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pu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World position</text:p>
          </table:table-cell>
          <table:table-cell/>
          <table:table-cell office:value-type="string">
            <text:p>pixel*256</text:p>
          </table:table-cell>
          <table:table-cell office:value-type="string">
            <text:p>+= Velocity / 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reen position</text:p>
          </table:table-cell>
          <table:table-cell table:style-name="ce2"/>
          <table:table-cell table:style-name="ce2" office:value-type="string">
            <text:p>pixel</text:p>
          </table:table-cell>
          <table:table-cell table:style-name="ce2" office:value-type="string">
            <text:p>World position / 256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Velocity</text:p>
          </table:table-cell>
          <table:table-cell/>
          <table:table-cell office:value-type="string">
            <text:p>pixel*32</text:p>
          </table:table-cell>
          <table:table-cell office:value-type="string">
            <text:p>+= Acceleration * cos/sin(Trigo orientation) - Friction</text:p>
          </table:table-cell>
          <table:table-cell table:number-columns-repeated="1020"/>
        </table:table-row>
        <table:table-row table:style-name="ro1">
          <table:table-cell office:value-type="string">
            <text:p>Max velocity</text:p>
          </table:table-cell>
          <table:table-cell/>
          <table:table-cell office:value-type="string">
            <text:p>~20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Acceleration</text:p>
          </table:table-cell>
          <table:table-cell/>
          <table:table-cell office:value-type="string">
            <text:p>~4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Friction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>
          <table:table-cell office:value-type="string">
            <text:p>Orientation transfert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Direction of the move</text:p>
          </table:table-cell>
          <table:table-cell office:value-type="string">
            <text:p>[0;63]</text:p>
          </table:table-cell>
          <table:table-cell office:value-type="string">
            <text:p>VectorToAngle(Velo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Car's orientation</text:p>
          </table:table-cell>
          <table:table-cell office:value-type="string">
            <text:p>[0;255]</text:p>
          </table:table-cell>
          <table:table-cell office:value-type="string">
            <text:p>+/- = Rotation speed</text:p>
          </table:table-cell>
          <table:table-cell table:number-columns-repeated="1020"/>
        </table:table-row>
        <table:table-row table:style-name="ro1">
          <table:table-cell office:value-type="string">
            <text:p>Trigo orientation</text:p>
          </table:table-cell>
          <table:table-cell/>
          <table:table-cell office:value-type="string">
            <text:p>[0;63]</text:p>
          </table:table-cell>
          <table:table-cell office:value-type="string">
            <text:p>Orientation / 4</text:p>
          </table:table-cell>
          <table:table-cell table:number-columns-repeated="1020"/>
        </table:table-row>
        <table:table-row table:style-name="ro1">
          <table:table-cell office:value-type="string">
            <text:p>Sprite orientation</text:p>
          </table:table-cell>
          <table:table-cell/>
          <table:table-cell office:value-type="string">
            <text:p>[0;15]</text:p>
          </table:table-cell>
          <table:table-cell office:value-type="string">
            <text:p>Orientation / 16</text:p>
          </table:table-cell>
          <table:table-cell table:number-columns-repeated="1020"/>
        </table:table-row>
        <table:table-row table:style-name="ro1">
          <table:table-cell office:value-type="string">
            <text:p>Rotation speed</text:p>
          </table:table-cell>
          <table:table-cell/>
          <table:table-cell office:value-type="string">
            <text:p>~5</text:p>
          </table:table-cell>
          <table:table-cell office:value-type="string">
            <text:p>Car parameter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17/02/2011</text:date>, <text:time>13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53M41S</meta:editing-duration>
    <meta:editing-cycles>3</meta:editing-cycles>
    <meta:generator>OpenOffice.org/3.2$Win32 OpenOffice.org_project/320m18$Build-9502</meta:generator>
    <dc:date>2011-02-17T13:55:04.66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